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cb9a1" officeooo:paragraph-rsid="001cb9a1"/>
    </style:style>
    <style:style style:name="P2" style:family="paragraph" style:parent-style-name="Standard">
      <style:paragraph-properties style:border-line-width-bottom="0.0047in 0.0047in 0.0047in" fo:padding-left="0in" fo:padding-right="0in" fo:padding-top="0in" fo:padding-bottom="0.0291in" fo:border-left="none" fo:border-right="none" fo:border-top="none" fo:border-bottom="0.99pt double #000000" style:join-border="false"/>
      <style:text-properties officeooo:rsid="001cb9a1" officeooo:paragraph-rsid="001cb9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9 ~&gt;README</text:p>
      <text:p text:style-name="P1">Sam Disharoon</text:p>
      <text:p text:style-name="P1"/>
      <text:p text:style-name="P1">PSA-&gt; My print funcion does not work. My print inOrder does, but the normal one does not. <text:s/>There is also a disturbingly large memory leak because my destructor does not act right. It also likes to segfault on my laptop for some unknown reason. Maybe youll have better luck on your computer</text:p>
      <text:p text:style-name="P1"/>
      <text:p text:style-name="P1">a) My approach to the problem was to take the puesdocode offered in class, modify it slightly so it makes more sense to me, and then implement it.</text:p>
      <text:p text:style-name="P1">b) The time complexity increases depending on how to tree is implemented. <text:s/>If it is balanced, than it will be about log(n) time. An unbalanced tree will take n time though</text:p>
      <text:p text:style-name="P1">c) I couldn't time it because of the segfaults</text:p>
      <text:p text:style-name="P1">d) Making it a red-black tree</text:p>
      <text:p text:style-name="P1">bash-4.2$ cd ..</text:p>
      <text:p text:style-name="P1">bash-4.2$ ls</text:p>
      <text:p text:style-name="P1">Lab3 <text:s/>Lab4 <text:s/>Lab5 <text:s/>lab5.zip <text:s/>Lab6 <text:s/>Lab7 <text:s/>Lab8 <text:s/>lab8.zip <text:s/>Lab9 <text:s/>Project1 <text:s/>Project2 <text:s/>project2.zip</text:p>
      <text:p text:style-name="P1">bash-4.2$ cd Lab9</text:p>
      <text:p text:style-name="P1">bash-4.2$ ls</text:p>
      <text:p text:style-name="P1">main.cpp <text:s/>makefile <text:s/>RBtree <text:s/>RBtree.cpp <text:s/>RBtree.h <text:s/>README.txt</text:p>
      <text:p text:style-name="P1">bash-4.2$ cat README.txt </text:p>
      <text:p text:style-name="P1">README.txt ~&gt; Sam Disharoon</text:p>
      <text:p text:style-name="P1">PSA~&gt; So, funny thing, when I create the tree, if I insert a node that is larger than the root, and then directly after, try and insert a node that is in between the root and the first inserted node, it Segfaults as shown in exhibit A. however, if the second node i insert is larger than the first node, then i can insert what ever I want after that and it works fine for a while, but then goes into an infinite loop as shown in exhibit B. <text:s/>Please note, the root of both trees will start at 1 for this case</text:p>
      <text:p text:style-name="P1"/>
      <text:p text:style-name="P1">EXHIBIT A~&gt;</text:p>
      <text:p text:style-name="P1">====================================================</text:p>
      <text:p text:style-name="P1">Insertion finished at Wed Nov 13 23:58:12 2019</text:p>
      <text:p text:style-name="P1">elapsed time: 7.772e-06s</text:p>
      <text:p text:style-name="P1">1 5 50 54 500 745 </text:p>
      <text:p text:style-name="P1">5 found!</text:p>
      <text:p text:style-name="P1">65 Not found!</text:p>
      <text:p text:style-name="P1">500 found!</text:p>
      <text:p text:style-name="P1">5 found!</text:p>
      <text:p text:style-name="P1">1 50 54 500 745 </text:p>
      <text:p text:style-name="P1">5 Not found! <text:s text:c="224"/></text:p>
      <text:p text:style-name="P1">Enter a number (-1 to quit,-2 to print in order) <text:s text:c="188"/></text:p>
      <text:p text:style-name="P1">~&gt; 78 <text:s text:c="231"/></text:p>
      <text:p text:style-name="P1">Enter a number (-1 to quit,-2 to print in order) <text:s text:c="188"/></text:p>
      <text:p text:style-name="P1">~&gt; 54 <text:s text:c="231"/></text:p>
      <text:p text:style-name="P1">Segmentation fault (core dumped) <text:s text:c="204"/></text:p>
      <text:p text:style-name="P1">=================================================== <text:s text:c="185"/></text:p>
      <text:p text:style-name="P1"><text:s text:c="237"/></text:p>
      <text:p text:style-name="P1">EXHIBIT B~&gt; <text:s text:c="225"/></text:p>
      <text:p text:style-name="P1">=================================================== <text:s text:c="185"/></text:p>
      <text:p text:style-name="P1">Insertion finished at Wed Nov 13 23:59:25 2019 <text:s text:c="190"/></text:p>
      <text:p text:style-name="P1">elapsed time: 7.637e-06s <text:s text:c="212"/></text:p>
      <text:p text:style-name="P1"><text:soft-page-break/>1 5 50 54 500 745 <text:s text:c="219"/></text:p>
      <text:p text:style-name="P1">5 found! <text:s text:c="228"/></text:p>
      <text:p text:style-name="P1">65 Not found! <text:s text:c="223"/></text:p>
      <text:p text:style-name="P1">500 found! <text:s text:c="226"/></text:p>
      <text:p text:style-name="P1">5 found! <text:s text:c="228"/></text:p>
      <text:p text:style-name="P1">1 50 54 500 745 <text:s text:c="221"/></text:p>
      <text:p text:style-name="P1">5 Not found! <text:s text:c="224"/></text:p>
      <text:p text:style-name="P1">Enter a number (-1 to quit,-2 to print in order) <text:s text:c="188"/></text:p>
      <text:p text:style-name="P1">~&gt; 54 <text:s text:c="231"/></text:p>
      <text:p text:style-name="P1">Enter a number (-1 to quit,-2 to print in order)</text:p>
      <text:p text:style-name="P1">~&gt; 55</text:p>
      <text:p text:style-name="P1">Enter a number (-1 to quit,-2 to print in order)</text:p>
      <text:p text:style-name="P1">~&gt; 2</text:p>
      <text:p text:style-name="P1">Enter a number (-1 to quit,-2 to print in order)</text:p>
      <text:p text:style-name="P1">~&gt; 4</text:p>
      <text:p text:style-name="P1">Enter a number (-1 to quit,-2 to print in order)</text:p>
      <text:p text:style-name="P1">~&gt; 6</text:p>
      <text:p text:style-name="P1">Enter a number (-1 to quit,-2 to print in order)</text:p>
      <text:p text:style-name="P1">~&gt; 2</text:p>
      <text:p text:style-name="P1">Enter a number (-1 to quit,-2 to print in order)</text:p>
      <text:p text:style-name="P1">~&gt; 1</text:p>
      <text:p text:style-name="P1">Enter a number (-1 to quit,-2 to print in order)</text:p>
      <text:p text:style-name="P1">~&gt; 4</text:p>
      <text:p text:style-name="P1">Enter a number (-1 to quit,-2 to print in order)</text:p>
      <text:p text:style-name="P1">~&gt; 66</text:p>
      <text:p text:style-name="P1">Enter a number (-1 to quit,-2 to print in order)</text:p>
      <text:p text:style-name="P1">~&gt; 4</text:p>
      <text:p text:style-name="P1">Enter a number (-1 to quit,-2 to print in order)</text:p>
      <text:p text:style-name="P1">~&gt; 3</text:p>
      <text:p text:style-name="P1">Enter a number (-1 to quit,-2 to print in order)</text:p>
      <text:p text:style-name="P1">~&gt; 5</text:p>
      <text:p text:style-name="P1">6 <text:s text:c="6"/>&lt;~This is were the program stops</text:p>
      <text:p text:style-name="P1">534</text:p>
      <text:p text:style-name="P1">3</text:p>
      <text:p text:style-name="P1">53</text:p>
      <text:p text:style-name="P1">45</text:p>
      <text:p text:style-name="P1">g</text:p>
      <text:p text:style-name="P1">dg</text:p>
      <text:p text:style-name="P1">===================================================</text:p>
      <text:p text:style-name="P1">a) My approach to the problem was to take the code from our binary search tree, modify it, and implement the new functions that were introduced with the Red-black tree puesdo code</text:p>
      <text:p text:style-name="P1">b) <text:s text:c="21"/>Best <text:s text:c="11"/>Worst</text:p>
      <text:p text:style-name="P1"><text:s text:c="8"/>Insert <text:s text:c="9"/>O(logn) <text:s text:c="8"/>O(logn)</text:p>
      <text:p text:style-name="P1"><text:s text:c="8"/>Search <text:s text:c="9"/>O(logn) <text:s text:c="8"/>O(logn)</text:p>
      <text:p text:style-name="P1"><text:s text:c="8"/>Delete <text:s text:c="9"/>O(logn) <text:s text:c="8"/>O(logn)</text:p>
      <text:p text:style-name="P1"><text:s text:c="8"/>Fixups <text:s text:c="9"/>O(1) <text:s text:c="11"/>O(logn)</text:p>
      <text:p text:style-name="P1">c) couldnt test properly because of segfaults</text:p>
      <text:p text:style-name="P2"><text:soft-page-break/>d) it could be improved to be able to function properly which i will bring up to you during lab/office hours</text:p>
      <text:p text:style-name="P1">//Lab 9 ~&gt; RBtree.h</text:p>
      <text:p text:style-name="P1">//Sam Disharoon</text:p>
      <text:p text:style-name="P1">#ifndef RBTREE_H</text:p>
      <text:p text:style-name="P1">#define RBTREE_H</text:p>
      <text:p text:style-name="P1">enum color_t{</text:p>
      <text:p text:style-name="P1"><text:s text:c="8"/>RED,</text:p>
      <text:p text:style-name="P1"><text:s text:c="8"/>BLACK</text:p>
      <text:p text:style-name="P1">};</text:p>
      <text:p text:style-name="P1">class RBtree{</text:p>
      <text:p text:style-name="P1"><text:s text:c="8"/>private:</text:p>
      <text:p text:style-name="P1"><text:s text:c="16"/>struct TreeNode{ <text:s text:c="7"/>//RB tree node definition</text:p>
      <text:p text:style-name="P1"><text:s text:c="24"/>int key;</text:p>
      <text:p text:style-name="P1"><text:s text:c="24"/>color_t color;</text:p>
      <text:p text:style-name="P1"><text:s text:c="24"/>TreeNode* left;</text:p>
      <text:p text:style-name="P1"><text:s text:c="24"/>TreeNode* right;</text:p>
      <text:p text:style-name="P1"><text:s text:c="24"/>TreeNode* parent;</text:p>
      <text:p text:style-name="P1"><text:s text:c="16"/>};</text:p>
      <text:p text:style-name="P1"><text:s text:c="16"/>TreeNode* root; //root of the tree</text:p>
      <text:p text:style-name="P1"><text:s text:c="16"/>void transplant(TreeNode*,TreeNode*); <text:s text:c="2"/>//helps the remove function</text:p>
      <text:p text:style-name="P1"><text:s text:c="16"/>static TreeNode* const nil; <text:s text:c="4"/>//nil node that all leaves point to</text:p>
      <text:p text:style-name="P1"><text:s text:c="8"/>public:</text:p>
      <text:p text:style-name="P1"><text:s text:c="16"/>//rule of 3 and ctors</text:p>
      <text:p text:style-name="P1"><text:s text:c="16"/>RBtree(); <text:s text:c="6"/>//default ctor</text:p>
      <text:p text:style-name="P1"><text:s text:c="16"/>RBtree(int); <text:s text:c="3"/>//main ctor</text:p>
      <text:p text:style-name="P1"><text:s text:c="16"/>RBtree(const RBtree&amp;); <text:s/>//copy ctor</text:p>
      <text:p text:style-name="P1"><text:s text:c="16"/>~RBtree(); <text:s text:c="5"/>//destructor</text:p>
      <text:p text:style-name="P1"><text:s text:c="16"/>void destroy(TreeNode*); <text:s text:c="7"/>//destructor helper</text:p>
      <text:p text:style-name="P1"><text:s text:c="16"/>RBtree&amp; operator=(const RBtree&amp;); <text:s text:c="6"/>//assignment operator</text:p>
      <text:p text:style-name="P1"/>
      <text:p text:style-name="P1"><text:s text:c="16"/>//functions</text:p>
      <text:p text:style-name="P1"><text:s text:c="16"/>void insert(int); <text:s text:c="6"/>//insert a node</text:p>
      <text:p text:style-name="P1"><text:s text:c="16"/>void insert_fixup(TreeNode*); <text:s text:c="2"/>//balance the tree</text:p>
      <text:p text:style-name="P1"/>
      <text:p text:style-name="P1"><text:s text:c="16"/>TreeNode* search(int); <text:s/>//search for a node</text:p>
      <text:p text:style-name="P1"/>
      <text:p text:style-name="P1"><text:s text:c="16"/>void right_rotate(TreeNode*); <text:s text:c="2"/>//rotate the tree right</text:p>
      <text:p text:style-name="P1"><text:s text:c="16"/>void left_rotate(TreeNode*); <text:s text:c="3"/>//rotate the tree left</text:p>
      <text:p text:style-name="P1"/>
      <text:p text:style-name="P1"/>
      <text:p text:style-name="P1"><text:s text:c="16"/>TreeNode* minHelper(); <text:s/>//helps find the min node</text:p>
      <text:p text:style-name="P1"><text:s text:c="16"/>TreeNode* min(TreeNode*); <text:s text:c="6"/>//returns the min node</text:p>
      <text:p text:style-name="P1"/>
      <text:p text:style-name="P1"><text:s text:c="16"/>TreeNode* maxHelper(); <text:s/>//helps find the max node</text:p>
      <text:p text:style-name="P1"><text:s text:c="16"/>TreeNode* max(TreeNode*); <text:s text:c="6"/>//returns the max node</text:p>
      <text:p text:style-name="P1"/>
      <text:p text:style-name="P1"><text:s text:c="16"/>TreeNode* successorHelper(); <text:s text:c="3"/>//helps find the successor to a node</text:p>
      <text:p text:style-name="P1"><text:soft-page-break/><text:s text:c="16"/>TreeNode* successor(TreeNode*); //returns the successor of a node</text:p>
      <text:p text:style-name="P1"/>
      <text:p text:style-name="P1"><text:s text:c="16"/>void removeHelper(int); //helps delete a node</text:p>
      <text:p text:style-name="P1"><text:s text:c="16"/>void remove(TreeNode*); //deletes a node</text:p>
      <text:p text:style-name="P1"><text:s text:c="16"/>void remove_fixup(TreeNode*); <text:s text:c="2"/>//balances the tree after deletion</text:p>
      <text:p text:style-name="P1"/>
      <text:p text:style-name="P1"><text:s text:c="16"/>void print(); <text:s text:c="2"/>//prints the tree</text:p>
      <text:p text:style-name="P1"/>
      <text:p text:style-name="P1"><text:s text:c="16"/>void inOrder(TreeNode*); <text:s text:c="7"/>//prints the tree in order</text:p>
      <text:p text:style-name="P1"><text:s text:c="16"/>void printIO(); //helps print the tree in order</text:p>
      <text:p text:style-name="P1">};</text:p>
      <text:p text:style-name="P1"/>
      <text:p text:style-name="P2">#endif</text:p>
      <text:p text:style-name="P1">//Lab 9 ~&gt; RBtree.cpp</text:p>
      <text:p text:style-name="P1">//Sam Disharoon</text:p>
      <text:p text:style-name="P1">#include"RBtree.h"</text:p>
      <text:p text:style-name="P1">#include&lt;iostream&gt;</text:p>
      <text:p text:style-name="P1"/>
      <text:p text:style-name="P1">RBtree::TreeNode* const RBtree::nil=new TreeNode({0,BLACK,nullptr,nullptr,nullptr});</text:p>
      <text:p text:style-name="P1"/>
      <text:p text:style-name="P1">RBtree::RBtree(){</text:p>
      <text:p text:style-name="P1"><text:s text:c="8"/>root=nullptr;</text:p>
      <text:p text:style-name="P1">}</text:p>
      <text:p text:style-name="P1">RBtree::RBtree(int x){</text:p>
      <text:p text:style-name="P1"><text:s text:c="8"/>TreeNode* newNode = new TreeNode;</text:p>
      <text:p text:style-name="P1"><text:s text:c="8"/>newNode-&gt;key=x;</text:p>
      <text:p text:style-name="P1"><text:s text:c="8"/>newNode-&gt;color=BLACK;</text:p>
      <text:p text:style-name="P1"><text:s text:c="8"/>newNode-&gt;parent=nil;</text:p>
      <text:p text:style-name="P1"><text:s text:c="8"/>newNode-&gt;left=nil;</text:p>
      <text:p text:style-name="P1"><text:s text:c="8"/>newNode-&gt;right=nil;</text:p>
      <text:p text:style-name="P1"><text:s text:c="8"/>root=newNode;</text:p>
      <text:p text:style-name="P1">}</text:p>
      <text:p text:style-name="P1">RBtree::~RBtree(){</text:p>
      <text:p text:style-name="P1"><text:s text:c="8"/>destroy(root);</text:p>
      <text:p text:style-name="P1"/>
      <text:p text:style-name="P1">}</text:p>
      <text:p text:style-name="P1">void RBtree::destroy(TreeNode* r){</text:p>
      <text:p text:style-name="P1"><text:s text:c="8"/>if(r&amp;&amp;r!=nil){</text:p>
      <text:p text:style-name="P1"><text:s text:c="16"/>destroy(r-&gt;left);</text:p>
      <text:p text:style-name="P1"><text:s text:c="16"/>destroy(r-&gt;right);</text:p>
      <text:p text:style-name="P1"><text:s text:c="16"/>delete r;</text:p>
      <text:p text:style-name="P1"><text:s text:c="8"/>}</text:p>
      <text:p text:style-name="P1">}</text:p>
      <text:p text:style-name="P1">void RBtree::printIO(){</text:p>
      <text:p text:style-name="P1"><text:s text:c="8"/>inOrder(root);</text:p>
      <text:p text:style-name="P1">}</text:p>
      <text:p text:style-name="P1">void RBtree::inOrder(TreeNode* r){</text:p>
      <text:p text:style-name="P1"><text:s text:c="8"/>if(r&amp;&amp;r!=nil){</text:p>
      <text:p text:style-name="P1"><text:soft-page-break/><text:s text:c="16"/>inOrder(r-&gt;left);</text:p>
      <text:p text:style-name="P1"><text:s text:c="16"/>if(r-&gt;color==BLACK){</text:p>
      <text:p text:style-name="P1"><text:s text:c="24"/>std::cout&lt;&lt;r-&gt;key&lt;&lt;" ";</text:p>
      <text:p text:style-name="P1"><text:s text:c="16"/>}</text:p>
      <text:p text:style-name="P1"><text:s text:c="16"/>else{</text:p>
      <text:p text:style-name="P1"><text:s text:c="24"/>std::cout&lt;&lt;"\033[0;31m"&lt;&lt;r-&gt;key&lt;&lt;"\033[0m"&lt;&lt;" ";</text:p>
      <text:p text:style-name="P1"><text:s text:c="16"/>}</text:p>
      <text:p text:style-name="P1"><text:s text:c="16"/>inOrder(r-&gt;right);</text:p>
      <text:p text:style-name="P1"><text:s text:c="8"/>}</text:p>
      <text:p text:style-name="P1"><text:s text:c="8"/>else{</text:p>
      <text:p text:style-name="P1"><text:s text:c="16"/>return;</text:p>
      <text:p text:style-name="P1"><text:s text:c="8"/>}</text:p>
      <text:p text:style-name="P1">}</text:p>
      <text:p text:style-name="P1">RBtree::TreeNode* RBtree::successorHelper(){</text:p>
      <text:p text:style-name="P1"><text:s text:c="8"/>successor(root);</text:p>
      <text:p text:style-name="P1">}</text:p>
      <text:p text:style-name="P1">RBtree::TreeNode* RBtree::successor(TreeNode* x){</text:p>
      <text:p text:style-name="P1"><text:s text:c="8"/>if(!x-&gt;right){</text:p>
      <text:p text:style-name="P1"><text:s text:c="16"/>return min(x-&gt;right);</text:p>
      <text:p text:style-name="P1"><text:s text:c="8"/>}</text:p>
      <text:p text:style-name="P1"><text:s text:c="8"/>TreeNode* y=x-&gt;parent;</text:p>
      <text:p text:style-name="P1"><text:s text:c="8"/>while(y&amp;&amp;x==y-&gt;right){</text:p>
      <text:p text:style-name="P1"><text:s text:c="16"/>x=y;</text:p>
      <text:p text:style-name="P1"><text:s text:c="16"/>y=y-&gt;parent;</text:p>
      <text:p text:style-name="P1"><text:s text:c="8"/>}</text:p>
      <text:p text:style-name="P1">}</text:p>
      <text:p text:style-name="P1">RBtree::TreeNode* RBtree::minHelper(){</text:p>
      <text:p text:style-name="P1"><text:s text:c="8"/>min(root);</text:p>
      <text:p text:style-name="P1">}</text:p>
      <text:p text:style-name="P1">RBtree::TreeNode* RBtree::min(TreeNode* x){</text:p>
      <text:p text:style-name="P1"><text:s text:c="8"/>if(x){</text:p>
      <text:p text:style-name="P1"><text:s text:c="16"/>while(x-&gt;left){</text:p>
      <text:p text:style-name="P1"><text:s text:c="24"/>x=x-&gt;left;</text:p>
      <text:p text:style-name="P1"><text:s text:c="16"/>}</text:p>
      <text:p text:style-name="P1"><text:s text:c="8"/>}</text:p>
      <text:p text:style-name="P1"><text:s text:c="8"/>std::cout&lt;&lt;x-&gt;key&lt;&lt;"\n";</text:p>
      <text:p text:style-name="P1"><text:s text:c="8"/>return x;</text:p>
      <text:p text:style-name="P1">}</text:p>
      <text:p text:style-name="P1">RBtree::TreeNode* RBtree::maxHelper(){</text:p>
      <text:p text:style-name="P1"><text:s text:c="8"/>max(root);</text:p>
      <text:p text:style-name="P1">}</text:p>
      <text:p text:style-name="P1">RBtree::TreeNode* RBtree::max(TreeNode* x){</text:p>
      <text:p text:style-name="P1"><text:s text:c="8"/>if(x){</text:p>
      <text:p text:style-name="P1"><text:s text:c="16"/>while(x-&gt;right){</text:p>
      <text:p text:style-name="P1"><text:s text:c="24"/>x=x-&gt;right;</text:p>
      <text:p text:style-name="P1"><text:s text:c="16"/>}</text:p>
      <text:p text:style-name="P1"><text:s text:c="8"/>}</text:p>
      <text:p text:style-name="P1"><text:s text:c="8"/>std::cout&lt;&lt;x-&gt;key&lt;&lt;"\n";</text:p>
      <text:p text:style-name="P1"><text:s text:c="8"/>return x;</text:p>
      <text:p text:style-name="P1"><text:soft-page-break/>}</text:p>
      <text:p text:style-name="P1">RBtree::TreeNode* RBtree::search(int target){</text:p>
      <text:p text:style-name="P1"><text:s text:c="8"/>TreeNode* cursor=root;</text:p>
      <text:p text:style-name="P1"><text:s text:c="8"/>while(cursor){</text:p>
      <text:p text:style-name="P1"><text:s text:c="16"/>if(cursor-&gt;key==target){</text:p>
      <text:p text:style-name="P1"><text:s text:c="24"/>std::cout&lt;&lt;target&lt;&lt;" found!\n";</text:p>
      <text:p text:style-name="P1"><text:s text:c="24"/>return cursor;</text:p>
      <text:p text:style-name="P1"><text:s text:c="16"/>}</text:p>
      <text:p text:style-name="P1"><text:s text:c="16"/>if(target&lt;cursor-&gt;key){</text:p>
      <text:p text:style-name="P1"><text:s text:c="24"/>cursor=cursor-&gt;left;</text:p>
      <text:p text:style-name="P1"><text:s text:c="16"/>}</text:p>
      <text:p text:style-name="P1"><text:s text:c="16"/>else if(target&gt;cursor-&gt;key){</text:p>
      <text:p text:style-name="P1"><text:s text:c="24"/>cursor=cursor-&gt;right;</text:p>
      <text:p text:style-name="P1"><text:s text:c="16"/>}</text:p>
      <text:p text:style-name="P1"><text:s text:c="8"/>}</text:p>
      <text:p text:style-name="P1"><text:s text:c="8"/>std::cout&lt;&lt;target&lt;&lt;" Not found!\n";</text:p>
      <text:p text:style-name="P1"><text:s text:c="8"/>return nullptr;</text:p>
      <text:p text:style-name="P1">}</text:p>
      <text:p text:style-name="P1">void RBtree::insert(int num){</text:p>
      <text:p text:style-name="P1"><text:s text:c="8"/>TreeNode* prev=nil;//y</text:p>
      <text:p text:style-name="P1"><text:s text:c="8"/>TreeNode* cursor=root;//x</text:p>
      <text:p text:style-name="P1"/>
      <text:p text:style-name="P1"><text:s text:c="8"/>while(cursor!=nil){</text:p>
      <text:p text:style-name="P1"><text:s text:c="16"/>prev=cursor;</text:p>
      <text:p text:style-name="P1"><text:s text:c="16"/>if(num&lt;cursor-&gt;key){</text:p>
      <text:p text:style-name="P1"><text:s text:c="24"/>cursor=cursor-&gt;left;</text:p>
      <text:p text:style-name="P1"><text:s text:c="16"/>}</text:p>
      <text:p text:style-name="P1"><text:s text:c="16"/>else{</text:p>
      <text:p text:style-name="P1"><text:s text:c="24"/>cursor=cursor-&gt;right;</text:p>
      <text:p text:style-name="P1"><text:s text:c="16"/>}</text:p>
      <text:p text:style-name="P1"><text:s text:c="8"/>}</text:p>
      <text:p text:style-name="P1"><text:s text:c="8"/>TreeNode* z=new TreeNode;</text:p>
      <text:p text:style-name="P1"><text:s text:c="8"/>z-&gt;parent=prev;</text:p>
      <text:p text:style-name="P1"><text:s text:c="8"/>z-&gt;key=num;</text:p>
      <text:p text:style-name="P1"><text:s text:c="8"/>if(prev==nil){</text:p>
      <text:p text:style-name="P1"><text:s text:c="16"/>root=z;</text:p>
      <text:p text:style-name="P1"><text:s text:c="8"/>}</text:p>
      <text:p text:style-name="P1"><text:s text:c="8"/>else if(z-&gt;key&lt;prev-&gt;key){</text:p>
      <text:p text:style-name="P1"><text:s text:c="16"/>prev-&gt;left=z;</text:p>
      <text:p text:style-name="P1"><text:s text:c="8"/>}</text:p>
      <text:p text:style-name="P1"><text:s text:c="8"/>else{</text:p>
      <text:p text:style-name="P1"><text:s text:c="16"/>prev-&gt;right=z;</text:p>
      <text:p text:style-name="P1"><text:s text:c="8"/>}</text:p>
      <text:p text:style-name="P1"><text:s text:c="8"/>z-&gt;left=nil;</text:p>
      <text:p text:style-name="P1"><text:s text:c="8"/>z-&gt;right=nil;</text:p>
      <text:p text:style-name="P1"><text:s text:c="8"/>z-&gt;color=RED;</text:p>
      <text:p text:style-name="P1"><text:s text:c="8"/>insert_fixup(z);</text:p>
      <text:p text:style-name="P1">}</text:p>
      <text:p text:style-name="P1">void RBtree::insert_fixup(TreeNode* z){</text:p>
      <text:p text:style-name="P1"><text:soft-page-break/><text:s text:c="8"/>TreeNode* cursor;//y</text:p>
      <text:p text:style-name="P1"><text:s text:c="8"/>while(z-&gt;parent-&gt;color==RED){</text:p>
      <text:p text:style-name="P1"><text:s text:c="16"/>if(z-&gt;parent==z-&gt;parent-&gt;parent-&gt;left){</text:p>
      <text:p text:style-name="P1"><text:s text:c="24"/>cursor=z-&gt;parent-&gt;parent-&gt;right;</text:p>
      <text:p text:style-name="P1"/>
      <text:p text:style-name="P1"><text:s text:c="24"/>if(cursor-&gt;color==RED){</text:p>
      <text:p text:style-name="P1"><text:s text:c="32"/>z-&gt;parent-&gt;color=BLACK;</text:p>
      <text:p text:style-name="P1"><text:s text:c="32"/>cursor-&gt;color=BLACK;</text:p>
      <text:p text:style-name="P1"><text:s text:c="32"/>z-&gt;parent-&gt;parent-&gt;color=RED;</text:p>
      <text:p text:style-name="P1"><text:s text:c="32"/>z=z-&gt;parent-&gt;parent;</text:p>
      <text:p text:style-name="P1"><text:s text:c="24"/>}</text:p>
      <text:p text:style-name="P1"><text:s text:c="24"/>else {</text:p>
      <text:p text:style-name="P1"><text:s text:c="32"/>if(z==z-&gt;parent-&gt;right){</text:p>
      <text:p text:style-name="P1"><text:s text:c="40"/>z=z-&gt;parent;</text:p>
      <text:p text:style-name="P1"><text:s text:c="40"/>left_rotate(z);</text:p>
      <text:p text:style-name="P1"><text:s text:c="32"/>}</text:p>
      <text:p text:style-name="P1"><text:s text:c="32"/>z-&gt;parent-&gt;color=BLACK;</text:p>
      <text:p text:style-name="P1"><text:s text:c="32"/>z-&gt;parent-&gt;parent-&gt;color=RED;</text:p>
      <text:p text:style-name="P1"><text:s text:c="32"/>right_rotate(z-&gt;parent-&gt;parent);</text:p>
      <text:p text:style-name="P1"><text:s text:c="24"/>}</text:p>
      <text:p text:style-name="P1"><text:s text:c="16"/>}</text:p>
      <text:p text:style-name="P1"><text:s text:c="16"/>else if(z-&gt;parent==z-&gt;parent-&gt;parent-&gt;right){</text:p>
      <text:p text:style-name="P1"><text:s text:c="24"/>cursor=z-&gt;parent-&gt;parent-&gt;left;</text:p>
      <text:p text:style-name="P1"><text:s text:c="24"/>if(cursor-&gt;color==RED){</text:p>
      <text:p text:style-name="P1"><text:s text:c="32"/>z-&gt;parent-&gt;color=BLACK;</text:p>
      <text:p text:style-name="P1"><text:s text:c="32"/>cursor-&gt;color=BLACK;</text:p>
      <text:p text:style-name="P1"><text:s text:c="32"/>z-&gt;parent-&gt;parent-&gt;color=RED;</text:p>
      <text:p text:style-name="P1"><text:s text:c="32"/>z=z-&gt;parent-&gt;parent;</text:p>
      <text:p text:style-name="P1"><text:s text:c="24"/>}</text:p>
      <text:p text:style-name="P1"><text:s text:c="24"/>else {</text:p>
      <text:p text:style-name="P1"><text:s text:c="32"/>if(z==z-&gt;parent-&gt;left){</text:p>
      <text:p text:style-name="P1"><text:s text:c="40"/>z=z-&gt;parent;</text:p>
      <text:p text:style-name="P1"><text:s text:c="40"/>right_rotate(z);</text:p>
      <text:p text:style-name="P1"><text:s text:c="32"/>}</text:p>
      <text:p text:style-name="P1"><text:s text:c="32"/>z-&gt;parent-&gt;color=BLACK;</text:p>
      <text:p text:style-name="P1"><text:s text:c="32"/>z-&gt;parent-&gt;parent-&gt;color=RED;</text:p>
      <text:p text:style-name="P1"><text:s text:c="32"/>left_rotate(z-&gt;parent-&gt;parent);</text:p>
      <text:p text:style-name="P1"><text:s text:c="24"/>}</text:p>
      <text:p text:style-name="P1"><text:s text:c="16"/>}</text:p>
      <text:p text:style-name="P1"><text:s text:c="8"/>}</text:p>
      <text:p text:style-name="P1"><text:s text:c="8"/>root-&gt;color=BLACK;</text:p>
      <text:p text:style-name="P1">}</text:p>
      <text:p text:style-name="P1">void RBtree::left_rotate(TreeNode* x){</text:p>
      <text:p text:style-name="P1"><text:s text:c="8"/>TreeNode* cursor=x-&gt;right;//y</text:p>
      <text:p text:style-name="P1"><text:s text:c="8"/>x-&gt;right=cursor-&gt;left;</text:p>
      <text:p text:style-name="P1"><text:s text:c="8"/>if(cursor-&gt;left!=nil){</text:p>
      <text:p text:style-name="P1"><text:s text:c="16"/>cursor-&gt;left-&gt;parent=x;</text:p>
      <text:p text:style-name="P1"><text:s text:c="8"/>}</text:p>
      <text:p text:style-name="P1"><text:s text:c="8"/>cursor-&gt;parent=x-&gt;parent;</text:p>
      <text:p text:style-name="P1"><text:soft-page-break/><text:s text:c="8"/>if(x-&gt;parent==nil){</text:p>
      <text:p text:style-name="P1"><text:s text:c="16"/>root=cursor;</text:p>
      <text:p text:style-name="P1"><text:s text:c="8"/>}</text:p>
      <text:p text:style-name="P1"><text:s text:c="8"/>else if(x==x-&gt;parent-&gt;left){</text:p>
      <text:p text:style-name="P1"><text:s text:c="16"/>x-&gt;parent-&gt;left=cursor;</text:p>
      <text:p text:style-name="P1"><text:s text:c="8"/>}</text:p>
      <text:p text:style-name="P1"><text:s text:c="8"/>else{</text:p>
      <text:p text:style-name="P1"><text:s text:c="16"/>x-&gt;parent-&gt;right=cursor;</text:p>
      <text:p text:style-name="P1"><text:s text:c="8"/>}</text:p>
      <text:p text:style-name="P1"><text:s text:c="8"/>cursor-&gt;left=x;</text:p>
      <text:p text:style-name="P1"><text:s text:c="8"/>x-&gt;parent=cursor;</text:p>
      <text:p text:style-name="P1">}</text:p>
      <text:p text:style-name="P1">void RBtree::right_rotate(TreeNode* x){</text:p>
      <text:p text:style-name="P1"><text:s text:c="8"/>TreeNode* cursor=x-&gt;left;//y</text:p>
      <text:p text:style-name="P1"><text:s text:c="8"/>x-&gt;left=cursor-&gt;right;</text:p>
      <text:p text:style-name="P1"><text:s text:c="8"/>if(cursor-&gt;right!=nil){</text:p>
      <text:p text:style-name="P1"><text:s text:c="16"/>cursor-&gt;right-&gt;parent=x;</text:p>
      <text:p text:style-name="P1"><text:s text:c="8"/>}</text:p>
      <text:p text:style-name="P1"><text:s text:c="8"/>cursor-&gt;parent=x-&gt;parent;</text:p>
      <text:p text:style-name="P1"><text:s text:c="8"/>if(x-&gt;parent==nil){</text:p>
      <text:p text:style-name="P1"><text:s text:c="16"/>root=cursor;</text:p>
      <text:p text:style-name="P1"><text:s text:c="8"/>}</text:p>
      <text:p text:style-name="P1"><text:s text:c="8"/>else if(x==x-&gt;parent-&gt;right){</text:p>
      <text:p text:style-name="P1"><text:s text:c="16"/>x-&gt;parent-&gt;right=cursor;</text:p>
      <text:p text:style-name="P1"><text:s text:c="8"/>}</text:p>
      <text:p text:style-name="P1"><text:s text:c="8"/>else{</text:p>
      <text:p text:style-name="P1"><text:s text:c="16"/>x-&gt;parent-&gt;left=cursor;</text:p>
      <text:p text:style-name="P1"><text:s text:c="8"/>}</text:p>
      <text:p text:style-name="P1"><text:s text:c="8"/>cursor-&gt;right=x;</text:p>
      <text:p text:style-name="P1"/>
      <text:p text:style-name="P1">}</text:p>
      <text:p text:style-name="P1">void RBtree::transplant(TreeNode* d, TreeNode* r){</text:p>
      <text:p text:style-name="P1"><text:s text:c="8"/>if(d-&gt;parent==nil){</text:p>
      <text:p text:style-name="P1"><text:s text:c="16"/>root=r;</text:p>
      <text:p text:style-name="P1"><text:s text:c="8"/>}</text:p>
      <text:p text:style-name="P1"><text:s text:c="8"/>else if(d==d-&gt;parent-&gt;left){</text:p>
      <text:p text:style-name="P1"><text:s text:c="16"/>d-&gt;parent-&gt;left=r;</text:p>
      <text:p text:style-name="P1"><text:s text:c="8"/>}</text:p>
      <text:p text:style-name="P1"><text:s text:c="8"/>else{</text:p>
      <text:p text:style-name="P1"><text:s text:c="16"/>d-&gt;parent-&gt;right=r;</text:p>
      <text:p text:style-name="P1"><text:s text:c="8"/>}</text:p>
      <text:p text:style-name="P1"><text:s text:c="8"/>r-&gt;parent=d-&gt;parent;</text:p>
      <text:p text:style-name="P1">}</text:p>
      <text:p text:style-name="P1">void RBtree::removeHelper(int x){</text:p>
      <text:p text:style-name="P1"><text:s text:c="8"/>remove(search(x));</text:p>
      <text:p text:style-name="P1">}</text:p>
      <text:p text:style-name="P1">void RBtree::remove(TreeNode* z){</text:p>
      <text:p text:style-name="P1"><text:s text:c="8"/>if(!z||z==nil){</text:p>
      <text:p text:style-name="P1"><text:s text:c="16"/>std::cout&lt;&lt;"Can't delete!\n";</text:p>
      <text:p text:style-name="P1"><text:soft-page-break/><text:s text:c="8"/>}</text:p>
      <text:p text:style-name="P1"><text:s text:c="8"/>else{</text:p>
      <text:p text:style-name="P1"><text:s text:c="16"/>TreeNode* cursor=z;//y</text:p>
      <text:p text:style-name="P1"><text:s text:c="16"/>TreeNode* x;</text:p>
      <text:p text:style-name="P1"><text:s text:c="16"/>int OG=cursor-&gt;color;</text:p>
      <text:p text:style-name="P1"><text:s text:c="16"/>if(z-&gt;left==nil){</text:p>
      <text:p text:style-name="P1"><text:s text:c="24"/>x=z-&gt;right;</text:p>
      <text:p text:style-name="P1"><text:s text:c="24"/>transplant(z,z-&gt;right);</text:p>
      <text:p text:style-name="P1"><text:s text:c="16"/>}</text:p>
      <text:p text:style-name="P1"><text:s text:c="16"/>else if(z-&gt;right==nil){</text:p>
      <text:p text:style-name="P1"><text:s text:c="24"/>x=z-&gt;left;</text:p>
      <text:p text:style-name="P1"><text:s text:c="24"/>transplant(z,z-&gt;left);</text:p>
      <text:p text:style-name="P1"><text:s text:c="16"/>}</text:p>
      <text:p text:style-name="P1"><text:s text:c="16"/>else{</text:p>
      <text:p text:style-name="P1"><text:s text:c="24"/>cursor=min(z-&gt;right);</text:p>
      <text:p text:style-name="P1"><text:s text:c="24"/>OG=cursor-&gt;color;</text:p>
      <text:p text:style-name="P1"><text:s text:c="24"/>x=cursor-&gt;right;</text:p>
      <text:p text:style-name="P1"><text:s text:c="24"/>if(cursor-&gt;parent=x){</text:p>
      <text:p text:style-name="P1"><text:s text:c="32"/>x-&gt;parent=cursor;</text:p>
      <text:p text:style-name="P1"><text:s text:c="24"/>}</text:p>
      <text:p text:style-name="P1"><text:s text:c="24"/>else{</text:p>
      <text:p text:style-name="P1"><text:s text:c="32"/>transplant(cursor,cursor-&gt;right);</text:p>
      <text:p text:style-name="P1"><text:s text:c="32"/>cursor-&gt;right=z-&gt;right;</text:p>
      <text:p text:style-name="P1"><text:s text:c="32"/>cursor-&gt;right-&gt;parent=cursor;</text:p>
      <text:p text:style-name="P1"><text:s text:c="24"/>}</text:p>
      <text:p text:style-name="P1"><text:s text:c="16"/>transplant(z,cursor);</text:p>
      <text:p text:style-name="P1"><text:s text:c="16"/>cursor-&gt;left=z-&gt;left;</text:p>
      <text:p text:style-name="P1"><text:s text:c="16"/>cursor-&gt;left-&gt;parent=cursor;</text:p>
      <text:p text:style-name="P1"><text:s text:c="16"/>cursor-&gt;color=z-&gt;color;</text:p>
      <text:p text:style-name="P1"><text:s text:c="16"/>}</text:p>
      <text:p text:style-name="P1"/>
      <text:p text:style-name="P1"><text:s text:c="16"/>if(OG==BLACK){</text:p>
      <text:p text:style-name="P1"><text:s text:c="24"/>remove_fixup(x);</text:p>
      <text:p text:style-name="P1"><text:s text:c="16"/>}</text:p>
      <text:p text:style-name="P1"><text:s text:c="8"/>}</text:p>
      <text:p text:style-name="P1">}</text:p>
      <text:p text:style-name="P1">void RBtree::remove_fixup(TreeNode* z){</text:p>
      <text:p text:style-name="P1"><text:s text:c="8"/>TreeNode* w;</text:p>
      <text:p text:style-name="P1"><text:s text:c="8"/>while(z==root&amp;&amp;z-&gt;color==BLACK){</text:p>
      <text:p text:style-name="P1"><text:s text:c="16"/>if(z==z-&gt;parent-&gt;left){</text:p>
      <text:p text:style-name="P1"><text:s text:c="24"/>w=z-&gt;parent-&gt;right;</text:p>
      <text:p text:style-name="P1"><text:s text:c="24"/>if(w-&gt;color==RED){</text:p>
      <text:p text:style-name="P1"><text:s text:c="32"/>w-&gt;color=BLACK;</text:p>
      <text:p text:style-name="P1"><text:s text:c="32"/>z-&gt;parent-&gt;color=RED;</text:p>
      <text:p text:style-name="P1"><text:s text:c="32"/>left_rotate(z-&gt;parent);</text:p>
      <text:p text:style-name="P1"><text:s text:c="32"/>w=z-&gt;parent-&gt;right;</text:p>
      <text:p text:style-name="P1"><text:s text:c="24"/>}</text:p>
      <text:p text:style-name="P1"><text:s text:c="24"/>if(w-&gt;left-&gt;color==BLACK&amp;&amp;w-&gt;right-&gt;color==BLACK){</text:p>
      <text:p text:style-name="P1"><text:s text:c="32"/>w-&gt;color=RED;</text:p>
      <text:p text:style-name="P1"><text:soft-page-break/><text:s text:c="32"/>z=z-&gt;parent;</text:p>
      <text:p text:style-name="P1"><text:s text:c="24"/>}</text:p>
      <text:p text:style-name="P1"><text:s text:c="24"/>else if(w-&gt;right-&gt;color==BLACK){</text:p>
      <text:p text:style-name="P1"><text:s text:c="32"/>w-&gt;left-&gt;color=BLACK;</text:p>
      <text:p text:style-name="P1"><text:s text:c="32"/>w-&gt;color=RED;</text:p>
      <text:p text:style-name="P1"><text:s text:c="32"/>right_rotate(w);</text:p>
      <text:p text:style-name="P1"><text:s text:c="32"/>w=z-&gt;parent-&gt;right;</text:p>
      <text:p text:style-name="P1"><text:s text:c="24"/>}</text:p>
      <text:p text:style-name="P1"><text:s text:c="24"/>w-&gt;color=z-&gt;parent-&gt;color;</text:p>
      <text:p text:style-name="P1"><text:s text:c="24"/>z-&gt;parent-&gt;color=BLACK;</text:p>
      <text:p text:style-name="P1"><text:s text:c="24"/>w-&gt;right-&gt;color=BLACK;</text:p>
      <text:p text:style-name="P1"><text:s text:c="24"/>left_rotate(z-&gt;parent);</text:p>
      <text:p text:style-name="P1"><text:s text:c="24"/>z=root;</text:p>
      <text:p text:style-name="P1"><text:s text:c="16"/>}</text:p>
      <text:p text:style-name="P1"><text:s text:c="16"/>else{</text:p>
      <text:p text:style-name="P1"><text:s text:c="24"/>w=z-&gt;parent-&gt;left;</text:p>
      <text:p text:style-name="P1"><text:s text:c="24"/>if(w-&gt;color==RED){</text:p>
      <text:p text:style-name="P1"><text:s text:c="32"/>w-&gt;color=BLACK;</text:p>
      <text:p text:style-name="P1"><text:s text:c="32"/>z-&gt;parent-&gt;color=RED;</text:p>
      <text:p text:style-name="P1"><text:s text:c="32"/>right_rotate(z-&gt;parent);</text:p>
      <text:p text:style-name="P1"><text:s text:c="32"/>w=z-&gt;parent-&gt;left;</text:p>
      <text:p text:style-name="P1"><text:s text:c="24"/>}</text:p>
      <text:p text:style-name="P1"><text:s text:c="24"/>if(w-&gt;right-&gt;color==BLACK&amp;&amp;w-&gt;left-&gt;color==BLACK){</text:p>
      <text:p text:style-name="P1"><text:s text:c="32"/>w-&gt;color=RED;</text:p>
      <text:p text:style-name="P1"><text:s text:c="32"/>z=z-&gt;parent;</text:p>
      <text:p text:style-name="P1"><text:s text:c="24"/>}</text:p>
      <text:p text:style-name="P1"><text:s text:c="24"/>else if(w-&gt;left-&gt;color==BLACK){</text:p>
      <text:p text:style-name="P1"><text:s text:c="32"/>w-&gt;right-&gt;color=BLACK;</text:p>
      <text:p text:style-name="P1"><text:s text:c="32"/>w-&gt;color=RED;</text:p>
      <text:p text:style-name="P1"><text:s text:c="32"/>left_rotate(w);</text:p>
      <text:p text:style-name="P1"><text:s text:c="32"/>w=z-&gt;parent-&gt;left;</text:p>
      <text:p text:style-name="P1"><text:s text:c="24"/>}</text:p>
      <text:p text:style-name="P1"><text:s text:c="24"/>w-&gt;color=z-&gt;parent-&gt;color;</text:p>
      <text:p text:style-name="P1"><text:s text:c="24"/>z-&gt;parent-&gt;color=BLACK;</text:p>
      <text:p text:style-name="P1"><text:s text:c="24"/>w-&gt;left-&gt;color=BLACK;</text:p>
      <text:p text:style-name="P1"><text:s text:c="24"/>right_rotate(z-&gt;parent);</text:p>
      <text:p text:style-name="P1"/>
      <text:p text:style-name="P1"><text:s text:c="16"/>}</text:p>
      <text:p text:style-name="P1"><text:s text:c="8"/>}</text:p>
      <text:p text:style-name="P1"><text:s text:c="8"/>z-&gt;color==BLACK;</text:p>
      <text:p text:style-name="P2">}</text:p>
      <text:p text:style-name="P1">//Lab 9 ~&gt; main.cpp</text:p>
      <text:p text:style-name="P1">//Sam Disharoon</text:p>
      <text:p text:style-name="P1">#include"RBtree.h"</text:p>
      <text:p text:style-name="P1">#include&lt;iostream&gt;</text:p>
      <text:p text:style-name="P1">#include&lt;chrono&gt;</text:p>
      <text:p text:style-name="P1">#include&lt;time.h&gt;</text:p>
      <text:p text:style-name="P1">int main(int argc, char** argv){</text:p>
      <text:p text:style-name="P1"><text:soft-page-break/><text:s text:c="8"/>std::system("clear");</text:p>
      <text:p text:style-name="P1"><text:s text:c="8"/>int x=0;</text:p>
      <text:p text:style-name="P1"><text:s text:c="8"/>srand(time(NULL));</text:p>
      <text:p text:style-name="P1"><text:s text:c="8"/>//making the first redblack tree</text:p>
      <text:p text:style-name="P1"><text:s text:c="8"/>auto start=std::chrono::system_clock::now();</text:p>
      <text:p text:style-name="P1"><text:s text:c="8"/>RBtree R(50);</text:p>
      <text:p text:style-name="P1"><text:s text:c="8"/>R.insert(5);</text:p>
      <text:p text:style-name="P1"><text:s text:c="8"/>R.insert(500);</text:p>
      <text:p text:style-name="P1"><text:s text:c="8"/>R.insert(54);</text:p>
      <text:p text:style-name="P1"><text:s text:c="8"/>R.insert(745);</text:p>
      <text:p text:style-name="P1"><text:s text:c="8"/>R.insert(1);</text:p>
      <text:p text:style-name="P1"><text:s text:c="8"/>auto end=std::chrono::system_clock::now();</text:p>
      <text:p text:style-name="P1"><text:s text:c="8"/>std::chrono::duration&lt;double&gt; elapsed_seconds=end-start;</text:p>
      <text:p text:style-name="P1"><text:s text:c="8"/>std::time_t end_time=std::chrono::system_clock::to_time_t(end);</text:p>
      <text:p text:style-name="P1"><text:s text:c="8"/>std::cout&lt;&lt;"Insertion finished at "&lt;&lt;std::ctime(&amp;end_time);</text:p>
      <text:p text:style-name="P1"><text:s text:c="8"/>std::cout &lt;&lt;"elapsed time: "&lt;&lt;elapsed_seconds.count()&lt;&lt;"s\n";</text:p>
      <text:p text:style-name="P1"><text:s text:c="8"/>R.printIO();</text:p>
      <text:p text:style-name="P1"><text:s text:c="8"/>std::cout&lt;&lt;"\n";</text:p>
      <text:p text:style-name="P1"><text:s text:c="8"/>R.search(5);</text:p>
      <text:p text:style-name="P1"><text:s text:c="8"/>R.search(65);</text:p>
      <text:p text:style-name="P1"><text:s text:c="8"/>R.search(500);</text:p>
      <text:p text:style-name="P1"><text:s text:c="8"/>R.removeHelper(5);</text:p>
      <text:p text:style-name="P1"><text:s text:c="8"/>R.printIO();</text:p>
      <text:p text:style-name="P1"><text:s text:c="8"/>std::cout&lt;&lt;"\n";</text:p>
      <text:p text:style-name="P1"><text:s text:c="8"/>R.search(5);</text:p>
      <text:p text:style-name="P1"><text:s text:c="8"/>RBtree R2(49);</text:p>
      <text:p text:style-name="P1"><text:s text:c="8"/>//MAKING THE 2ND TREE</text:p>
      <text:p text:style-name="P1"><text:s text:c="8"/>//INSERT 1000 NODES into another tree</text:p>
      <text:p text:style-name="P1"><text:s text:c="8"/>/*start=std::chrono::system_clock::now();</text:p>
      <text:p text:style-name="P1"><text:s text:c="8"/>for(int i=0;i&lt;1000;i++){</text:p>
      <text:p text:style-name="P1"><text:s text:c="16"/>std::cout&lt;&lt;i&lt;&lt;"\n";</text:p>
      <text:p text:style-name="P1"><text:s text:c="16"/>x=rand()%10000+1;</text:p>
      <text:p text:style-name="P1"><text:s text:c="16"/>R2.insert(x);</text:p>
      <text:p text:style-name="P1"><text:s text:c="8"/>} <text:s text:c="46"/>//THIS SEGFAULTS AGAIN AND I DON'T KNOW WHY!!!</text:p>
      <text:p text:style-name="P1"><text:s text:c="8"/>end=std::chrono::system_clock::now();</text:p>
      <text:p text:style-name="P1"><text:s text:c="8"/>elapsed_seconds=end-start;</text:p>
      <text:p text:style-name="P1"><text:s text:c="8"/>end_time=std::chrono::system_clock::to_time_t(end);</text:p>
      <text:p text:style-name="P1"><text:s text:c="8"/>std::cout&lt;&lt;"Insertion finished at "&lt;&lt;std::ctime(&amp;end_time);</text:p>
      <text:p text:style-name="P1"><text:s text:c="8"/>std::cout &lt;&lt;"elapsed time: "&lt;&lt;elapsed_seconds.count()&lt;&lt;"s\n";</text:p>
      <text:p text:style-name="P1"><text:s text:c="8"/>R2.printIO();</text:p>
      <text:p text:style-name="P1"><text:s text:c="8"/>*/</text:p>
      <text:p text:style-name="P1"/>
      <text:p text:style-name="P1"><text:s text:c="8"/>//Making a thrid tree to let the user decide on the input</text:p>
      <text:p text:style-name="P1"><text:s text:c="8"/>RBtree R3(1);//The tree will start with root at 1;</text:p>
      <text:p text:style-name="P1"><text:s text:c="8"/>bool a=true;</text:p>
      <text:p text:style-name="P1"><text:s text:c="8"/>while (a){</text:p>
      <text:p text:style-name="P1"><text:s text:c="16"/>std::cout&lt;&lt;"Enter a number (-1 to quit,-2 to print in order)\n~&gt; ";</text:p>
      <text:p text:style-name="P1"><text:s text:c="16"/>std::cin&gt;&gt;x;</text:p>
      <text:p text:style-name="P1"><text:s text:c="16"/>if(x==-1){</text:p>
      <text:p text:style-name="P1"><text:soft-page-break/><text:s text:c="24"/>a=false;</text:p>
      <text:p text:style-name="P1"><text:s text:c="16"/>}</text:p>
      <text:p text:style-name="P1"><text:s text:c="16"/>else if(x==-2){</text:p>
      <text:p text:style-name="P1"><text:s text:c="24"/>R3.printIO();</text:p>
      <text:p text:style-name="P1"><text:s text:c="24"/>std::cout&lt;&lt;"\n";</text:p>
      <text:p text:style-name="P1"><text:s text:c="16"/>}</text:p>
      <text:p text:style-name="P1"><text:s text:c="16"/>else if(x&lt;-2){</text:p>
      <text:p text:style-name="P1"><text:s text:c="24"/>std::cout&lt;&lt;"Positive numbers only please!\n";</text:p>
      <text:p text:style-name="P1"><text:s text:c="24"/>std::cin&gt;&gt;x;</text:p>
      <text:p text:style-name="P1"><text:s text:c="16"/>}</text:p>
      <text:p text:style-name="P1"><text:s text:c="16"/>else{</text:p>
      <text:p text:style-name="P1"><text:s text:c="16"/>R3.insert(x);</text:p>
      <text:p text:style-name="P1"><text:s text:c="16"/>}</text:p>
      <text:p text:style-name="P1"><text:s text:c="8"/>}</text:p>
      <text:p text:style-name="P1"><text:s text:c="8"/>std::cout&lt;&lt;"Goodbye!\n";</text:p>
      <text:p text:style-name="P1">return 0;</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4T00:04:51.550877002</meta:creation-date>
    <dc:date>2019-11-14T00:12:03.980706727</dc:date>
    <meta:editing-duration>PT7M14S</meta:editing-duration>
    <meta:editing-cycles>1</meta:editing-cycles>
    <meta:document-statistic meta:table-count="0" meta:image-count="0" meta:object-count="0" meta:page-count="12" meta:paragraph-count="518" meta:word-count="1353" meta:character-count="22084" meta:non-whitespace-character-count="10448"/>
    <meta:generator>LibreOffice/5.3.6.1$Linux_X86_64 LibreOffice_project/30$Build-1</meta:generator>
  </office:meta>
</office:document-meta>
</file>